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Bitstream Vera Sans" fo:font-size="9pt" style:font-size-asian="9pt" style:font-size-complex="9pt"/>
    </style:style>
    <style:style style:name="P5" style:family="paragraph" style:parent-style-name="Standard">
      <style:text-properties style:font-name="Courier" fo:font-size="9pt" style:font-size-asian="9pt" style:font-size-complex="9pt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fo:color="#000080"/>
    </style:style>
    <style:style style:name="P8" style:family="paragraph" style:parent-style-name="Standard">
      <style:text-properties fo:color="#000080" fo:font-style="normal" style:font-style-asian="normal" style:font-style-complex="normal"/>
    </style:style>
    <style:style style:name="P9" style:family="paragraph" style:parent-style-name="Text_20_body">
      <style:text-properties fo:color="#000080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1"/>
    <style:style style:name="P13" style:family="paragraph" style:parent-style-name="Standard">
      <style:text-properties fo:color="#000080" fo:font-style="normal" style:font-style-asian="normal" style:font-style-complex="normal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text-properties style:text-position="0% 100%" fo:font-size="8pt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text-position="0% 100%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style:text-position="0% 100%" fo:font-size="8pt"/>
    </style:style>
    <style:style style:name="T11" style:family="text">
      <style:text-properties style:text-position="0% 100%" fo:font-size="7pt" style:font-size-asian="7pt" style:font-size-complex="7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cm" svg:stroke-color="#000000" draw:fill="none" draw:fill-color="#ffffff" fo:min-height="1.453cm" fo:padding-top="-0.336cm" fo:padding-bottom="-0.336cm" fo:padding-left="-0.336cm" fo:padding-right="-0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ESTADOS DO FUNCIONAMENTO DO HARDWARE</text:p>
      <text:p text:style-name="Standard"/>
      <text:p text:style-name="Standard"/>
      <text:p text:style-name="Standard">De uma forma simples, os estados físicos de uma experiência poderiam-se resumir a dois estados: "parado" e "funcionando". Estes dois estados podem levar a uma tentação de simplificação do funcionamento do driver.</text:p>
      <text:p text:style-name="Standard">Porém, não devemos esquecer que o driver deve ser o mais genérico possível, abarcando as actuais e futuras experiências que possam ser mais complexas,</text:p>
      <text:p text:style-name="Standard">pelo que é necessário usar quatro estados de hardware que são "<text:span text:style-name="T1">stopped</text:span>", "<text:span text:style-name="T1">configured</text:span>", "<text:span text:style-name="T2">started</text:span>" e "<text:span text:style-name="T1">reseted</text:span>", que em algumas experiências mais simples podem não ter uma importância significativa mas numa mais complexa revelam-se bastante úteis.</text:p>
      <text:p text:style-name="Standard">Usa-se também um quinto estado <text:span text:style-name="T1">“unknown”</text:span> quando a experiência se encontra em estado indeterminado seja por ter sido iniciada naquele momento e por isso se desconhece o seu estado, seja por ter ocorrido um erro que causou o mau funcionamento da experiência. Logo, ao iniciar o hardware é esperado que ele esteja em estado <text:span text:style-name="T1">“unknown”</text:span>.<text:line-break/></text:p>
      <text:p text:style-name="Standard">A nível do Driver, a título de comparação, os estados serão 9: 4 para os definidos no hardware (<text:span text:style-name="T1">started</text:span>, <text:span text:style-name="T1">stopped</text:span>, <text:span text:style-name="T1">configured</text:span> e <text:span text:style-name="T1">reseted</text:span>), outros 4 para os estados de transição entre estados de hardware (<text:span text:style-name="T1">starting</text:span>, <text:span text:style-name="T1">stoping</text:span>, <text:span text:style-name="T1">configuring</text:span>, <text:span text:style-name="T1">reseting</text:span>) e um último de <text:span text:style-name="T1">unknown</text:span> semelhante ao existente no hardware. Se necessário, estes 9 estados poderão também ser usados internamente pelo hardware numa experiência mais complexa.</text:p>
      <text:p text:style-name="Standard"/>
      <text:p text:style-name="Standard">Posso dar o exemplo de uma experiência de radioactividade mais complexa para mostrar como funcionam os quatro estados de hardware:</text:p>
      <text:p text:style-name="P7"/>
      <text:p text:style-name="P8">A experiência consiste em três Geiger-Müller que medem as cintilações provocadas por dois tubos de isótopos radioactivos que podem ser testados (um de potássio 40 e outro de Tório 90) e cobertos por 3 materiais diferentes (papel, alumínio e chumbo). A medições são de radiações alfa, beta e gama.</text:p>
      <text:p text:style-name="P8"/>
      <text:p text:style-name="P8"><text:span text:style-name="T6">Quando se liga o driver, que representa o hardware no sistema elab, o driver está inicialmente no estado "UNKNOWN" enquanto não comunica com o sistema de controle físico. Só depois de conseguir comunicar com o sistema físico real e depois de receber alguma informação de identificação e do estado do hardware é que poderá alternar para um estado STOPED ou RESETED, conforme informação de estado do hardware físico real da experiência.</text:span></text:p>
      <text:p text:style-name="P8"/>
      <text:p text:style-name="P9">Assumindo que a máquina física está em<text:span text:style-name="T3"> estado "</text:span><text:span text:style-name="T2">stopped</text:span><text:span text:style-name="T3">" e está parada à escuta de comandos, o utilizador configura a experiência para usar o To-90 e a placa de alumínio com uma mensagem 'cfg to90 Al'. O hardware responde com um 'CFG to90 Al' como resposta e nesse momento</text:span><text:span text:style-name="T4"> o driver passa a assumir o estado </text:span><text:span text:style-name="T7">configuring</text:span><text:span text:style-name="T4">.</text:span><text:span text:style-name="T3"> Aí a experiência posiciona o novo tubo e novo material e só depois de estar preparado, responde 'CFGOK'. Nesse momento hardware e driver estarão em estado "</text:span><text:span text:style-name="T2">configured</text:span><text:span text:style-name="T3">".</text:span></text:p>
      <text:p text:style-name="P7"><text:soft-page-break/><text:span text:style-name="T4">O utilizador dá inicio à experiência com um 'str' </text:span><text:span text:style-name="T6">(sendo que o hardware responde com um echo "STR" e o driver assume o estado </text:span><text:span text:style-name="T7">starting</text:span><text:span text:style-name="T6">)</text:span><text:span text:style-name="T4">, e os tubos Geiger-Müller levam uns segundos a atingir a diferença de potencial certa nos terminais para detectarem radiação, pelo que o arranque d</text:span><text:span text:style-name="T3">a experiência demora esses segundos. Só depois de atingir a diferença de potencial certa responde 'STROK' e dá-se início à experiência, estando em estado "</text:span><text:span text:style-name="T2">started</text:span><text:span text:style-name="T3">" </text:span><text:span text:style-name="T4">(nessa altura o driver assume o estado STARTED também).</text:span></text:p>
      <text:p text:style-name="P8">O stamp começa a enviar um 'DAT' e de seguida os dados recebidos por cada um dos três sensores de radioactividade:</text:p>
      <text:p text:style-name="P7"><text:span text:style-name="T3">'0003 0008 0034' .... Ao fim de 60 amostragens deveria terminar o bloco 'DAT' com um 'END' a não ser que recebesse um 'stp' vindo do driver que faria o bloco 'DAT' ser terminado abruptamente com um 'END' </text:span><text:span text:style-name="T6">(ao receber um 'END', o driver transita pelo estado STOPING)</text:span><text:span text:style-name="T3"> e a diferença de potencial nos sensores ser diminuída lentamente para não deixar carga nos condensadores que apoiam o circuito e os tubos e materiais colocados na posição inicial e logo de seguida enviaria 'STP' indicando que a experiência estava parada </text:span><text:span text:style-name="T4">(nesta altura, o driver assume o estado STOPED)</text:span><text:span text:style-name="T3">.</text:span></text:p>
      <text:p text:style-name="P8">Porém, durante a experiência dois dos sensores falham e enviam dados irreconheciveis ao stamp, o que faz o stamp enviar ao driver uma mensagem de erro 'ERR 02'. O driver determina que o erro é crítico e responde de imediato com um 'rst'.</text:p>
      <text:p text:style-name="P7"><text:span text:style-name="T3">Ao receber o 'rst' o stamp responde com</text:span><text:span text:style-name="T6"> um RST enquanto que o driver assume o estado RESETING, e</text:span><text:span text:style-name="T3"> reinicia. No primeiro clock depois de iniciar envia a mensagem 'RSTOK' indicando que reiniciou com sucesso </text:span><text:span text:style-name="T4">(por esta altura, o driver assume o estado RESETED)</text:span><text:span text:style-name="T3">.</text:span></text:p>
      <text:p text:style-name="P8">Porém, a experiência está num estado indeterminado neste momento. Nós sabemos que tem o tubo de To-90 e a placa de alumínio preparados, mas a experiência por si, não tem forma de o saber. Está em estado "<text:span text:style-name="T1">reseted</text:span>" e ao mudar de configuração, terá de ter em conta que terá de colocar primeiro a sua posição inicial com o tubo de K-40 e a placa de chumbo, ou seja, tem de transitar pelo estado "<text:span text:style-name="T1">configured</text:span>" primeiro.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 seguida exemplificamos como deve ser o comportamento do stamp para cada um dos comandos em cada estado:</text:p>
      <text:p text:style-name="P6"/>
      <text:p text:style-name="P2">STOPPED</text:p>
      <text:p text:style-name="Standard"/>
      <text:p text:style-name="Standard">ids : deve responder com IDS + id + estado</text:p>
      <text:p text:style-name="Standard">cfg : deve responder uma cópia das configs com CFG e colocada na posição configurada e ao enviar o CFGOK estará em estado <text:span text:style-name="T1">CONFIGURED</text:span></text:p>
      <text:p text:style-name="Standard">cur : deve retornar com as configurações iniciais da experiência num formato igual ao cfg &lt;param1&gt; &lt;param2&gt;...</text:p>
      <text:p text:style-name="Standard">str : deve responder com STR, dar ordem ao início da experiência, e ao enviar STROK estará em estado <text:span text:style-name="T1">STARTED</text:span></text:p>
      <text:p text:style-name="Standard">stp : não deve receber, erro</text:p>
      <text:p text:style-name="Standard">rst : faz um reset à experiência, envia RST, e ao reiniciar enviar RSTOK e estará em estado <text:span text:style-name="T1">RESETED</text:span><text:span text:style-name="T6"> (deve-se lembrar que a experiência pode assumir uma configuração por omissão durante este processo, mas será necessário um pedido de cfg para que a experiência possa ser iniciada de novo)</text:span></text:p>
      <text:p text:style-name="Standard"/>
      <text:p text:style-name="Standard"/>
      <text:p text:style-name="P2">CONFIGURED</text:p>
      <text:p text:style-name="Standard"/>
      <text:p text:style-name="Standard">ids : deve responder com IDS + id + estado</text:p>
      <text:p text:style-name="Standard">cfg : deve responder uma cópia das configs com CFG e colocada na posição configurada e ao enviar o CFGOK mantêm o mesmo estado</text:p>
      <text:p text:style-name="Standard">cur : deve responder com as configurações actuais da experiência num formato igual ao cfg &lt;param1&gt; &lt;param2&gt;...</text:p>
      <text:p text:style-name="Standard">str : deve responder com STR, deve dar ordem ao início da experiência, ao enviar STROK estará em estado <text:span text:style-name="T1">STARTED</text:span></text:p>
      <text:p text:style-name="Standard">stp : não deve receber, erro</text:p>
      <text:p text:style-name="Standard">rst : faz um reset à experiência, envia RST, e ao reiniciar enviar RSTOK e estará em estado <text:span text:style-name="T1">RESETED</text:span></text:p>
      <text:p text:style-name="Standard"/>
      <text:p text:style-name="P2"/>
      <text:p text:style-name="P2">STARTED</text:p>
      <text:p text:style-name="Standard"/>
      <text:p text:style-name="Standard">ids : deve responder com IDS + id + estado logo que possível de forma a não interferir em nenhuma acção actual</text:p>
      <text:p text:style-name="Standard">cfg : não deve receber, erro</text:p>
      <text:p text:style-name="Standard">cur : não deve receber, erro</text:p>
      <text:p text:style-name="Standard">str : não deve receber, erro</text:p>
      <text:p text:style-name="Standard">stp : deve responder com STP, parará a experiência de imediato e ao enviar STPOK estará em estado <text:span text:style-name="T1">STOPPED</text:span><text:span text:style-name="T6">, mantendo as configurações actuais da experiência</text:span></text:p>
      <text:p text:style-name="Standard">rst : faz um reset à experiência, envia RST, e ao reiniciar enviar RSTOK e estará em estado <text:span text:style-name="T1">RESETED</text:span></text:p>
      <text:p text:style-name="Standard"/>
      <text:p text:style-name="Standard"/>
      <text:p text:style-name="Standard"/>
      <text:p text:style-name="P2"><text:soft-page-break/>RESETED</text:p>
      <text:p text:style-name="Standard"/>
      <text:p text:style-name="Standard">ids : deve responder com IDS + id + estado</text:p>
      <text:p text:style-name="Standard">cfg : deve responder uma cópia das configs com CFG e colocada na posição configurada e a seguir a enviar o CFGOK estará em estado <text:span text:style-name="T1">CONFIGURED</text:span></text:p>
      <text:p text:style-name="Standard">cur : pode receber, e reenviar a sua configuração actual, mas não será natural o driver fazer esse pedido...</text:p>
      <text:p text:style-name="Standard">str : não deve receber, erro</text:p>
      <text:p text:style-name="Standard">stp : não deve receber, erro</text:p>
      <text:p text:style-name="Standard">rst : faz um reset à experiência, envia RST, e ao reiniciar enviar RSTOK e estará em estado <text:span text:style-name="T1">RESETE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TRANSMISSÃO DE DADOS</text:p>
      <text:p text:style-name="Standard"/>
      <text:p text:style-name="Standard">A transmissão dos dados de uma experiência ocorre enquanto o hardware e driver se encontram em estado <text:span text:style-name="T1">STARTED</text:span>. A transmissão é iniciada pelo hardware e não espera resposta por parte do driver após as mensagens.</text:p>
      <text:p text:style-name="Standard">A transmissão pode ser feita em plain-text, iniciada quando o hardware envia a mensagem <text:span text:style-name="T1">DAT</text:span>, transmitindo em cada linha terminada por um return-carriage (\r) os dados separados por uma tabulação (\t), e sendo a transmissão terminada com a mensagem <text:span text:style-name="T1">END</text:span>.</text:p>
      <text:p text:style-name="Standard">Pode também ser feita em formato binário, iniciada quando o hardware envia a mensagem <text:span text:style-name="T1">BIN</text:span> seguida do número de bytes a transmitir ao driver, transmitindo após um return-carriage toda a informação.</text:p>
      <text:p text:style-name="Standard"/>
      <text:p text:style-name="Standard">Durante a transmissão de dados o hardware deverá reagir da mesma forma que no estado <text:span text:style-name="T1">STARTED</text:span> (onde ele se insere), porém a resposta a comandos não deve ser feita dentro do bloco de transmissão de dados, mas depois de terminada a transmissão, excepto para o reset, que poderá parar a qualquer momen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DIAGRAMA DOS ESTADOS DO HARDWARE</text:p>
      <text:p text:style-name="Standard"/>
      <text:p text:style-name="Standard"/>
      <text:p text:style-name="Standard"><draw:frame text:anchor-type="paragraph" draw:z-index="0" draw:style-name="gr1" svg:width="3.783cm" svg:height="0.78cm" svg:x="8.908cm" svg:y="0.099cm"><draw:text-box><text:p text:style-name="P16"><text:line-break/>STOPED</text:p></draw:text-box></draw:frame><draw:line text:anchor-type="paragraph" draw:z-index="8" draw:style-name="gr3" draw:text-style-name="P16" svg:x1="8.908cm" svg:y1="0.437cm" svg:x2="4.392cm" svg:y2="2.991cm"><text:p/></draw:line><draw:frame text:anchor-type="paragraph" draw:z-index="17" draw:style-name="gr6" draw:text-style-name="P17" svg:width="2.202cm" svg:height="0.69cm" svg:x="6.551cm" svg:y="0.434cm"><draw:text-box><text:p><text:span text:style-name="T10">rst -&gt; reseting</text:span></text:p></draw:text-box></draw:frame></text:p>
      <text:p text:style-name="Standard"><draw:line text:anchor-type="paragraph" draw:z-index="4" draw:style-name="gr2" draw:text-style-name="P16" svg:x1="11.589cm" svg:y1="0.367cm" svg:x2="13.311cm" svg:y2="3.034cm"><text:p/></draw:line><draw:line text:anchor-type="paragraph" draw:z-index="10" draw:style-name="gr4" draw:text-style-name="P16" svg:x1="9.654cm" svg:y1="0.367cm" svg:x2="9.654cm" svg:y2="6.421cm"><text:p/></draw:line><draw:line text:anchor-type="paragraph" draw:z-index="11" draw:style-name="gr3" draw:text-style-name="P16" svg:x1="10.19cm" svg:y1="0.367cm" svg:x2="10.19cm" svg:y2="6.421cm"><text:p/></draw:line></text:p>
      <text:p text:style-name="Standard"><draw:frame text:anchor-type="paragraph" draw:z-index="12" draw:style-name="gr6" draw:text-style-name="P17" svg:width="3.275cm" svg:height="0.481cm" svg:x="12.097cm" svg:y="0.002cm"><draw:text-box><text:p><text:span text:style-name="T10">cfg -&gt; configuring</text:span></text:p></draw:text-box></draw:frame><draw:frame text:anchor-type="paragraph" draw:z-index="14" draw:style-name="gr6" draw:text-style-name="P17" svg:width="2.202cm" svg:height="0.481cm" svg:x="9.925cm" svg:y="1.009cm"><draw:text-box><text:p><text:span text:style-name="T10">str -&gt; starting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3" draw:style-name="gr1" svg:width="3.783cm" svg:height="0.78cm" svg:x="2.021cm" svg:y="0.028cm"><draw:text-box><text:p text:style-name="P16"><text:line-break/>RESETED</text:p></draw:text-box></draw:frame><draw:line text:anchor-type="paragraph" draw:z-index="9" draw:style-name="gr5" draw:text-style-name="P16" svg:x1="5.803cm" svg:y1="0.183cm" svg:x2="10.911cm" svg:y2="0.776cm"><text:p/></draw:line><draw:frame text:anchor-type="paragraph" draw:z-index="18" draw:style-name="gr6" draw:text-style-name="P17" svg:width="2.202cm" svg:height="0.69cm" svg:x="7.842cm" svg:y="-0.229cm"><draw:text-box><text:p><text:span text:style-name="T10">rst -&gt; reseting</text:span></text:p></draw:text-box></draw:frame></text:p>
      <text:p text:style-name="Standard"><draw:frame text:anchor-type="paragraph" draw:z-index="1" draw:style-name="gr1" svg:width="3.783cm" svg:height="0.78cm" svg:x="10.911cm" svg:y="0.071cm"><draw:text-box><text:p text:style-name="P16"><text:line-break/>CONFIGURED</text:p></draw:text-box></draw:frame><draw:line text:anchor-type="paragraph" draw:z-index="7" draw:style-name="gr3" draw:text-style-name="P16" svg:x1="8.851cm" svg:y1="4.007cm" svg:x2="5.069cm" svg:y2="0.296cm"><text:p/></draw:line><draw:line text:anchor-type="paragraph" draw:z-index="6" draw:style-name="gr4" draw:text-style-name="P16" svg:x1="10.911cm" svg:y1="0.72cm" svg:x2="5.803cm" svg:y2="0.071cm"><text:p/></draw:line><draw:frame text:anchor-type="paragraph" draw:z-index="19" draw:style-name="gr6" draw:text-style-name="P17" svg:width="2.513cm" svg:height="0.69cm" svg:x="6.803cm" svg:y="0.282cm"><draw:text-box><text:p><text:span text:style-name="T10">cfg -&gt; configuring</text:span></text:p></draw:text-box></draw:frame></text:p>
      <text:p text:style-name="Standard"><draw:line text:anchor-type="paragraph" draw:z-index="5" draw:style-name="gr3" draw:text-style-name="P16" svg:x1="12.69cm" svg:y1="0.339cm" svg:x2="10.714cm" svg:y2="2.964cm"><text:p/></draw:line></text:p>
      <text:p text:style-name="Standard"><draw:frame text:anchor-type="paragraph" draw:z-index="13" draw:style-name="gr6" draw:text-style-name="P17" svg:width="3.275cm" svg:height="0.481cm" svg:x="12.689cm" svg:y="0.056cm"><draw:text-box><text:p><text:span text:style-name="T10">str -&gt; starting</text:span></text:p></draw:text-box></draw:frame></text:p>
      <text:p text:style-name="Standard"/>
      <text:p text:style-name="Standard"><draw:frame text:anchor-type="paragraph" draw:z-index="15" draw:style-name="gr6" draw:text-style-name="P17" svg:width="2.202cm" svg:height="0.481cm" svg:x="7.819cm" svg:y="0.367cm"><draw:text-box><text:p><text:span text:style-name="T10">stp -&gt; stoping</text:span></text:p></draw:text-box></draw:frame></text:p>
      <text:p text:style-name="Standard"/>
      <text:p text:style-name="Standard"/>
      <text:p text:style-name="Standard"><draw:frame text:anchor-type="paragraph" draw:z-index="2" draw:style-name="gr1" svg:width="3.783cm" svg:height="0.78cm" svg:x="8.851cm" svg:y="0cm"><draw:text-box><text:p text:style-name="P16"><text:line-break/>STARTED</text:p></draw:text-box></draw:frame><draw:frame text:anchor-type="paragraph" draw:z-index="16" draw:style-name="gr6" draw:text-style-name="P17" svg:width="2.202cm" svg:height="0.69cm" svg:x="6.057cm" svg:y="-1.385cm"><draw:text-box><text:p><text:span text:style-name="T10">rst -&gt; resetin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3">DIAGRAMA DE TRANSIÇÃO DE ESTADOS</text:p>
      <text:p text:style-name="Standard"/>
      <text:p text:style-name="Standard"><draw:frame text:anchor-type="paragraph" draw:z-index="20" draw:style-name="gr1" svg:width="2.35cm" svg:height="0.78cm" svg:x="1.334cm" svg:y="0.072cm"><draw:text-box><text:p text:style-name="P16"><text:line-break/>cfg</text:p></draw:text-box></draw:frame><draw:frame text:anchor-type="paragraph" draw:z-index="21" draw:style-name="gr1" svg:width="2.35cm" svg:height="0.78cm" svg:x="4.323cm" svg:y="0.064cm"><draw:text-box><text:p text:style-name="P16"><text:line-break/>CFG</text:p></draw:text-box></draw:frame><draw:frame text:anchor-type="paragraph" draw:z-index="22" draw:style-name="gr1" svg:width="2.35cm" svg:height="0.78cm" svg:x="11.663cm" svg:y="0.081cm"><draw:text-box><text:p text:style-name="P16"><text:line-break/>CFGOK</text:p></draw:text-box></draw:frame><draw:line text:anchor-type="paragraph" draw:z-index="32" draw:style-name="gr4" draw:text-style-name="P16" svg:x1="4.323cm" svg:y1="0.441cm" svg:x2="3.683cm" svg:y2="0.441cm"><text:p/></draw:line><draw:line text:anchor-type="paragraph" draw:z-index="36" draw:style-name="gr4" draw:text-style-name="P16" svg:x1="11.663cm" svg:y1="0.441cm" svg:x2="6.705cm" svg:y2="0.441cm"><text:p/></draw:line><draw:frame text:anchor-type="paragraph" draw:z-index="40" draw:style-name="gr6" draw:text-style-name="P19" svg:width="4.85cm" svg:height="0.532cm" svg:x="6.814cm" svg:y="0.52cm"><draw:text-box><text:p text:style-name="P18"><text:span text:style-name="T11">Intervalo de tempo em que o hardware configura a experiência</text:span></text:p></draw:text-box></draw:frame></text:p>
      <text:p text:style-name="Standard"><draw:line text:anchor-type="paragraph" draw:z-index="50" draw:style-name="gr7" draw:text-style-name="P16" svg:x1="5.509cm" svg:y1="1.051cm" svg:x2="5.509cm" svg:y2="0.335cm"><text:p/></draw:line></text:p>
      <text:p text:style-name="Standard"><draw:line text:anchor-type="paragraph" draw:z-index="37" draw:style-name="gr4" draw:text-style-name="P16" svg:x1="11.663cm" svg:y1="0.938cm" svg:x2="6.705cm" svg:y2="0.938cm"><text:p/></draw:line></text:p>
      <text:p text:style-name="Standard"><draw:frame text:anchor-type="paragraph" draw:z-index="23" draw:style-name="gr1" svg:width="2.35cm" svg:height="0.78cm" svg:x="1.334cm" svg:y="0.072cm"><draw:text-box><text:p text:style-name="P16"><text:line-break/>str</text:p></draw:text-box></draw:frame><draw:frame text:anchor-type="paragraph" draw:z-index="24" draw:style-name="gr1" svg:width="2.35cm" svg:height="0.78cm" svg:x="4.323cm" svg:y="0.064cm"><draw:text-box><text:p text:style-name="P16"/><text:p text:style-name="P16">STR</text:p></draw:text-box></draw:frame><draw:frame text:anchor-type="paragraph" draw:z-index="25" draw:style-name="gr1" svg:width="2.35cm" svg:height="0.78cm" svg:x="11.663cm" svg:y="0.081cm"><draw:text-box><text:p text:style-name="P16"><text:line-break/>STROK</text:p></draw:text-box></draw:frame><draw:line text:anchor-type="paragraph" draw:z-index="38" draw:style-name="gr4" draw:text-style-name="P16" svg:x1="11.663cm" svg:y1="3.441cm" svg:x2="6.705cm" svg:y2="3.441cm"><text:p/></draw:line></text:p>
      <text:p text:style-name="Standard"><draw:line text:anchor-type="paragraph" draw:z-index="33" draw:style-name="gr4" draw:text-style-name="P16" svg:x1="4.323cm" svg:y1="-0.062cm" svg:x2="3.683cm" svg:y2="-0.062cm"><text:p/></draw:line><draw:frame text:anchor-type="paragraph" draw:z-index="42" draw:style-name="gr6" draw:text-style-name="P19" svg:width="4.85cm" svg:height="0.532cm" svg:x="6.814cm" svg:y="1.52cm"><draw:text-box><text:p text:style-name="P18"><text:span text:style-name="T11">Intervalo de tempo em que o hardware pára a experiência</text:span></text:p></draw:text-box></draw:frame><draw:line text:anchor-type="paragraph" draw:z-index="49" draw:style-name="gr7" draw:text-style-name="P16" svg:x1="5.509cm" svg:y1="1.051cm" svg:x2="5.509cm" svg:y2="0.335cm"><text:p/></draw:line></text:p>
      <text:p text:style-name="Standard"><draw:frame text:anchor-type="paragraph" draw:z-index="41" draw:style-name="gr6" draw:text-style-name="P19" svg:width="4.85cm" svg:height="0.532cm" svg:x="6.814cm" svg:y="-0.48cm"><draw:text-box><text:p text:style-name="P18"><text:span text:style-name="T11">Intervalo de tempo em que o hardware inicia a experiência</text:span></text:p></draw:text-box></draw:frame></text:p>
      <text:p text:style-name="Standard"><draw:frame text:anchor-type="paragraph" draw:z-index="26" draw:style-name="gr1" svg:width="2.35cm" svg:height="0.78cm" svg:x="1.334cm" svg:y="0.072cm"><draw:text-box><text:p text:style-name="P16"/><text:p text:style-name="P16">stp</text:p></draw:text-box></draw:frame><draw:frame text:anchor-type="paragraph" draw:z-index="27" draw:style-name="gr1" svg:width="2.35cm" svg:height="0.78cm" svg:x="4.323cm" svg:y="0.064cm"><draw:text-box><text:p text:style-name="P16"><text:line-break/>STP</text:p></draw:text-box></draw:frame><draw:frame text:anchor-type="paragraph" draw:z-index="28" draw:style-name="gr1" svg:width="2.35cm" svg:height="0.78cm" svg:x="11.663cm" svg:y="0.081cm"><draw:text-box><text:p text:style-name="P16"><text:line-break/>STPOK</text:p></draw:text-box></draw:frame><draw:line text:anchor-type="paragraph" draw:z-index="39" draw:style-name="gr4" draw:text-style-name="P16" svg:x1="11.663cm" svg:y1="0.441cm" svg:x2="6.705cm" svg:y2="0.441cm"><text:p/></draw:line></text:p>
      <text:p text:style-name="Standard"><draw:line text:anchor-type="paragraph" draw:z-index="48" draw:style-name="gr7" draw:text-style-name="P16" svg:x1="5.509cm" svg:y1="1.051cm" svg:x2="5.509cm" svg:y2="0.335cm"><text:p/></draw:line></text:p>
      <text:p text:style-name="Standard"/>
      <text:p text:style-name="Standard"><draw:frame text:anchor-type="paragraph" draw:z-index="29" draw:style-name="gr1" svg:width="2.35cm" svg:height="0.78cm" svg:x="1.334cm" svg:y="0.072cm"><draw:text-box><text:p text:style-name="P16"><text:line-break/>rst</text:p></draw:text-box></draw:frame><draw:frame text:anchor-type="paragraph" draw:z-index="31" draw:style-name="gr1" svg:width="2.35cm" svg:height="0.78cm" svg:x="11.663cm" svg:y="0.081cm"><draw:text-box><text:p text:style-name="P16"><text:line-break/>RSTOK</text:p></draw:text-box></draw:frame><draw:frame text:anchor-type="paragraph" draw:z-index="30" draw:style-name="gr1" svg:width="2.35cm" svg:height="0.78cm" svg:x="4.323cm" svg:y="0.064cm"><draw:text-box><text:p text:style-name="P16"><text:line-break/>RST</text:p></draw:text-box></draw:frame></text:p>
      <text:p text:style-name="Standard"><draw:line text:anchor-type="paragraph" draw:z-index="34" draw:style-name="gr4" draw:text-style-name="P16" svg:x1="4.323cm" svg:y1="-0.062cm" svg:x2="3.683cm" svg:y2="-0.062cm"><text:p/></draw:line><draw:line text:anchor-type="paragraph" draw:z-index="35" draw:style-name="gr4" draw:text-style-name="P16" svg:x1="4.323cm" svg:y1="-1.512cm" svg:x2="3.683cm" svg:y2="-1.512cm"><text:p/></draw:line><draw:line text:anchor-type="paragraph" draw:z-index="45" draw:style-name="gr7" draw:text-style-name="P16" svg:x1="5.509cm" svg:y1="1.931cm" svg:x2="5.509cm" svg:y2="0.335cm"><text:p/></draw:line><draw:frame text:anchor-type="paragraph" draw:z-index="46" draw:style-name="gr6" draw:text-style-name="P19" svg:width="4.85cm" svg:height="0.532cm" svg:x="6.814cm" svg:y="0.023cm"><draw:text-box><text:p text:style-name="P18"><text:span text:style-name="T11">Intervalo de tempo em que o hardware efectua o reset</text:span></text:p></draw:text-box></draw:frame></text:p>
      <text:p text:style-name="Standard"><draw:frame text:anchor-type="paragraph" draw:z-index="43" draw:style-name="gr1" svg:width="2.35cm" svg:height="0.78cm" svg:x="11.663cm" svg:y="1.081cm"><draw:text-box><text:p text:style-name="P16"><text:line-break/>ERR</text:p></draw:text-box></draw:frame></text:p>
      <text:p text:style-name="Standard"/>
      <text:p text:style-name="Standard"><draw:line text:anchor-type="paragraph" draw:z-index="44" draw:style-name="gr4" draw:text-style-name="P16" svg:x1="11.663cm" svg:y1="0.441cm" svg:x2="5.509cm" svg:y2="0.45cm"><text:p/></draw:line></text:p>
      <text:p text:style-name="Standard"><draw:frame text:anchor-type="paragraph" draw:z-index="47" draw:style-name="gr6" draw:text-style-name="P19" svg:width="4.85cm" svg:height="0.481cm" svg:x="5.623cm" svg:y="0.023cm"><draw:text-box><text:p text:style-name="P18"><text:span text:style-name="T11">Em caso de erro durante a transição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as cinco experiências a que assistimos, verificamos a seguinte troca de mensagens e para cada uma deixo um exemplo de como deve ser o seu funcionamento com o generic driver:</text:p>
      <text:p text:style-name="Standard"/>
      <text:p text:style-name="P3">EXPERIÊNCIA DO CÁLCULO DE G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roca de mensagens actuais:</text:p>
            <text:p text:style-name="P4">(--&gt; significa output do stamp)</text:p>
            <text:p text:style-name="P5"/>
            <text:p text:style-name="P5">--&gt; ELAB_G_STAMP_V00</text:p>
            <text:p text:style-name="P5">--&gt; ELAB_G_STAMP_V00</text:p>
            <text:p text:style-name="P5">--&gt; ELAB_G_STAMP_V00</text:p>
            <text:p text:style-name="P5">&lt;-- cfg ...configurações...</text:p>
            <text:p text:style-name="P5">--&gt; CONFIG_START_ACCEPTED</text:p>
            <text:p text:style-name="P5">--&gt; START</text:p>
            <text:p text:style-name="P5">--&gt; ...valor de altura...</text:p>
            <text:p text:style-name="P5">--&gt; ...valor de altura...</text:p>
            <text:p text:style-name="P5">--&gt; ...valor de altura...</text:p>
            <text:p text:style-name="P5">--&gt; ...valor de altura...</text:p>
            <text:p text:style-name="P5">--&gt; ...valor de altura...</text:p>
            <text:p text:style-name="P5">--&gt; FINISHED</text:p>
            <text:p text:style-name="P5">(fim da experiência)</text:p>
          </table:table-cell>
          <table:table-cell table:style-name="Table1.B1" office:value-type="string">
            <text:p text:style-name="P4">Troca de mensagens com o generic driver:</text:p>
            <text:p text:style-name="P4">(--&gt; significa output do stamp)</text:p>
            <text:p text:style-name="P5"/>
            <text:p text:style-name="P5">--&gt; IDS ELAB_G_STAMP 0</text:p>
            <text:p text:style-name="P5">--&gt; IDS ELAB_G_STAMP 0</text:p>
            <text:p text:style-name="P5">--&gt; IDS ELAB_G_STAMP 0</text:p>
            <text:p text:style-name="P5">&lt;-- ids</text:p>
            <text:p text:style-name="P5">--&gt; IDS ELAB_G_STAMP 0</text:p>
            <text:p text:style-name="P5">--&gt; IDS ELAB_G_STAMP 0</text:p>
            <text:p text:style-name="P5">&lt;-- cfg 01 01 02 03 05 08 13</text:p>
            <text:p text:style-name="P5">--&gt; CFG 01 01 02 03 05 08 13</text:p>
            <text:p text:style-name="P5">--&gt; CFGOK</text:p>
            <text:p text:style-name="P5">&lt;-- str</text:p>
            <text:p text:style-name="P5">--&gt; STR</text:p>
            <text:p text:style-name="P5">--&gt; STROK</text:p>
            <text:p text:style-name="P5">--&gt; DAT</text:p>
            <text:p text:style-name="P5">--&gt; 100 <text:s/>001</text:p>
            <text:p text:style-name="P5">--&gt; 90<text:tab/> <text:s/>002</text:p>
            <text:p text:style-name="P5">--&gt; 60<text:tab/> <text:s/>003</text:p>
            <text:p text:style-name="P5">--&gt; 20<text:tab/> <text:s/>004</text:p>
            <text:p text:style-name="P5">--&gt; 0<text:tab/> <text:s/>005</text:p>
            <text:p text:style-name="P5">--&gt; END</text:p>
            <text:p text:style-name="P5">&lt;-- stp</text:p>
            <text:p text:style-name="P5">--&gt; STP</text:p>
            <text:p text:style-name="P5">--&gt; STPOK</text:p>
            <text:p text:style-name="P5">(fim da experiência)</text:p>
          </table:table-cell>
        </table:table-row>
      </table:table>
      <text:p text:style-name="Standard"/>
      <text:p text:style-name="P3">EXPERIÊNCIA DE PV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roca de mensagens actuais:</text:p>
            <text:p text:style-name="P4">(--&gt; significa output do stamp)</text:p>
            <text:p text:style-name="P5"/>
            <text:p text:style-name="P5">--&gt; ELAB_PV_STAMP_V02</text:p>
            <text:p text:style-name="P5">&lt;-- cfg</text:p>
            <text:p text:style-name="P5">--&gt; CONFIG_START_ACCEPTED</text:p>
            <text:p text:style-name="P5">--&gt; STARTED</text:p>
            <text:p text:style-name="P5">--&gt; PRESSAO ...valor pressão... VOLUME ...volume...</text:p>
            <text:p text:style-name="P5">(fim da experiência)</text:p>
          </table:table-cell>
          <table:table-cell table:style-name="Table2.B1" office:value-type="string">
            <text:p text:style-name="P4">Troca de mensagens com o generic driver:</text:p>
            <text:p text:style-name="P4">(--&gt; significa output do stamp)</text:p>
            <text:p text:style-name="P5"/>
            <text:p text:style-name="P5">--&gt; IDS ELAB_PV_STAMP 0</text:p>
            <text:p text:style-name="P5">--&gt; IDS ELAB_PV_STAMP 0</text:p>
            <text:p text:style-name="P5">--&gt; IDS ELAB_PV_STAMP 0</text:p>
            <text:p text:style-name="P5">&lt;-- ids</text:p>
            <text:p text:style-name="P5">--&gt; IDS ELAB_PV_STAMP 0</text:p>
            <text:p text:style-name="P5">--&gt; IDS ELAB_PV_STAMP 0</text:p>
            <text:p text:style-name="P5">&lt;-- cfg 01 01 02 03 05 08 13</text:p>
            <text:p text:style-name="P5">--&gt; CFG 01 01 02 03 05 08 13</text:p>
            <text:p text:style-name="P5">--&gt; CFGOK</text:p>
            <text:p text:style-name="P5">&lt;-- str</text:p>
            <text:p text:style-name="P5">--&gt; STR</text:p>
            <text:p text:style-name="P5">--&gt; STROK</text:p>
            <text:p text:style-name="P5">--&gt; DAT</text:p>
            <text:p text:style-name="P5">--&gt; 010<text:tab/>100<text:tab/>001</text:p>
            <text:p text:style-name="P5">--&gt; 020<text:tab/>050<text:tab/>002</text:p>
            <text:p text:style-name="P5">--&gt; 033<text:tab/>033<text:tab/>003</text:p>
            <text:p text:style-name="P5">--&gt; 050<text:tab/>020<text:tab/>004</text:p>
            <text:p text:style-name="P5">--&gt; 100<text:tab/>010<text:tab/>005</text:p>
            <text:p text:style-name="P5">--&gt; END</text:p>
            <text:p text:style-name="P5">&lt;-- stp</text:p>
            <text:p text:style-name="P5">--&gt; STP</text:p>
            <text:p text:style-name="P5">--&gt; STPOK</text:p>
            <text:p text:style-name="P5">(fim da experiência)</text:p>
          </table:table-cell>
        </table:table-row>
      </table:table>
      <text:p text:style-name="Standard"><text:soft-page-break/></text:p>
      <text:p text:style-name="P3">EXPERIÊNCIA SCUBA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Troca de mensagens actuais:</text:p>
            <text:p text:style-name="P5">(--&gt; significa output do stamp)</text:p>
            <text:p text:style-name="P5"/>
            <text:p text:style-name="P5">--&gt; ELAB_SCUBA_STAMP_V02</text:p>
            <text:p text:style-name="P5">&lt;-- cfg</text:p>
            <text:p text:style-name="P5">--&gt; CONFIG_START_ACCEPTED</text:p>
            <text:p text:style-name="P5">--&gt; STARTED</text:p>
            <text:p text:style-name="P5">--&gt; PRESSOES ... ... ... ...</text:p>
            <text:p text:style-name="P5">--&gt; PRESSOES ... ... ... ...</text:p>
            <text:p text:style-name="P5">--&gt; PRESSOES ... ... ... ...</text:p>
            <text:p text:style-name="P5">--&gt; PRESSOES ... ... ... ...</text:p>
            <text:p text:style-name="P5">(fim da experiência)</text:p>
          </table:table-cell>
          <table:table-cell table:style-name="Table3.B1" office:value-type="string">
            <text:p text:style-name="P5">Troca de mensagens com o generic driver:</text:p>
            <text:p text:style-name="P5">(--&gt; significa output do stamp)</text:p>
            <text:p text:style-name="P5"/>
            <text:p text:style-name="P5">--&gt; IDS ELAB_SCUBA_STAMP 0</text:p>
            <text:p text:style-name="P5">--&gt; IDS ELAB_SCUBA_STAMP 0</text:p>
            <text:p text:style-name="P5">--&gt; IDS ELAB_SCUBA_STAMP 0</text:p>
            <text:p text:style-name="P5">&lt;-- ids</text:p>
            <text:p text:style-name="P5">--&gt; IDS ELAB_SCUBA_STAMP 0</text:p>
            <text:p text:style-name="P5">--&gt; IDS ELAB_SCUBA_STAMP 0</text:p>
            <text:p text:style-name="P5">&lt;-- cfg 01 01 02 03 05 08 13</text:p>
            <text:p text:style-name="P5">--&gt; CFG 01 01 02 03 05 08 13</text:p>
            <text:p text:style-name="P5">--&gt; CFGOK</text:p>
            <text:p text:style-name="P5">&lt;-- str</text:p>
            <text:p text:style-name="P5">--&gt; STR</text:p>
            <text:p text:style-name="P5">--&gt; STROK</text:p>
            <text:p text:style-name="P5">--&gt; DAT</text:p>
            <text:p text:style-name="P5">--&gt; 000<text:tab/>000<text:tab/>000<text:tab/>000</text:p>
            <text:p text:style-name="P5">--&gt; 002<text:tab/>003<text:tab/>004<text:tab/>005</text:p>
            <text:p text:style-name="P5">--&gt; 004<text:tab/>006<text:tab/>008<text:tab/>010</text:p>
            <text:p text:style-name="P5">--&gt; 006<text:tab/>009<text:tab/>012<text:tab/>015</text:p>
            <text:p text:style-name="P5">--&gt; 008<text:tab/>012<text:tab/>016<text:tab/>020</text:p>
            <text:p text:style-name="P5">--&gt; END</text:p>
            <text:p text:style-name="P5">&lt;-- stp</text:p>
            <text:p text:style-name="P5">--&gt; STP</text:p>
            <text:p text:style-name="P5">--&gt; STPOK</text:p>
            <text:p text:style-name="P5">(fim da experiência)</text:p>
          </table:table-cell>
        </table:table-row>
      </table:table>
      <text:p text:style-name="Standard"/>
      <text:p text:style-name="P3"/>
      <text:p text:style-name="P3">EXPERIÊNCIA DA VELOCIDADE DO SOM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roca de mensagens actuais:</text:p>
            <text:p text:style-name="P5">(--&gt; significa output do stamp)</text:p>
            <text:p text:style-name="P5"/>
            <text:p text:style-name="P5">--&gt; CONFIG_START_NOT_DONE</text:p>
            <text:p text:style-name="P5">&lt;-- cfg 01 01 02 0 0</text:p>
            <text:p text:style-name="P5">--&gt; READY</text:p>
            <text:p text:style-name="P5">--&gt; Temp: 00 Status: 0</text:p>
            <text:p text:style-name="P5">--&gt; POS: 1</text:p>
            <text:p text:style-name="P5">--&gt; POS: 2</text:p>
            <text:p text:style-name="P5">--&gt; POS: 3</text:p>
            <text:p text:style-name="P5">--&gt; POS: 4</text:p>
            <text:p text:style-name="P5">--&gt; Temp: 04 Status: 0</text:p>
            <text:p text:style-name="P5">(fim da experiência)</text:p>
          </table:table-cell>
          <table:table-cell table:style-name="Table4.B1" office:value-type="string">
            <text:p text:style-name="P5">Troca de mensagens com o generic driver:</text:p>
            <text:p text:style-name="P5">(--&gt; significa output do stamp)</text:p>
            <text:p text:style-name="P5"/>
            <text:p text:style-name="P5">--&gt; IDS ELAB_SPEEDSOUND_STAMP 0</text:p>
            <text:p text:style-name="P5">--&gt; IDS ELAB_SPEEDSOUND_STAMP 0</text:p>
            <text:p text:style-name="P5">--&gt; IDS ELAB_SPEEDSOUND_STAMP 0</text:p>
            <text:p text:style-name="P5">&lt;-- ids</text:p>
            <text:p text:style-name="P5">--&gt; IDS ELAB_SPEEDSOUND_STAMP 0</text:p>
            <text:p text:style-name="P5">--&gt; IDS ELAB_SPEEDSOUND_STAMP 0</text:p>
            <text:p text:style-name="P5">&lt;-- cfg 01 01 02 0 0</text:p>
            <text:p text:style-name="P5">--&gt; CFG 01 01 02 0 0</text:p>
            <text:p text:style-name="P5">--&gt; CFGOK</text:p>
            <text:p text:style-name="P5">&lt;-- str</text:p>
            <text:p text:style-name="P5">--&gt; STR</text:p>
            <text:p text:style-name="P5">--&gt; STROK</text:p>
            <text:p text:style-name="P5">--&gt; DAT</text:p>
            <text:p text:style-name="P5">--&gt; 000<text:tab/>000<text:tab/>000<text:tab/>000</text:p>
            <text:p text:style-name="P5">--&gt; 001<text:tab/>000<text:tab/>000<text:tab/>005</text:p>
            <text:p text:style-name="P5">--&gt; 002<text:tab/>000<text:tab/>000<text:tab/>010</text:p>
            <text:p text:style-name="P5">--&gt; 003<text:tab/>000<text:tab/>000<text:tab/>015</text:p>
            <text:p text:style-name="P5">--&gt; 004<text:tab/>004<text:tab/>000<text:tab/>020</text:p>
            <text:p text:style-name="P5">--&gt; END</text:p>
            <text:p text:style-name="P5">&lt;-- stp</text:p>
            <text:p text:style-name="P5">--&gt; STP</text:p>
            <text:p text:style-name="P5">--&gt; STPOK</text:p>
            <text:p text:style-name="P5">(fim da experiência)</text:p>
          </table:table-cell>
        </table:table-row>
      </table:table>
      <text:p text:style-name="Standard"/>
      <text:p text:style-name="Standard"/>
      <text:p text:style-name="Standard"><text:soft-page-break/></text:p>
      <text:p text:style-name="P3">EXPERIÊNCIA DOS DADOS</text:p>
      <text:p text:style-name="Standard"/>
      <text:p text:style-name="Standard">É controlado por um output de uma placa de som e no momento não se encontra a funcion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pt" fo:country="PT" style:font-name-asian="DejaVu Sans Condensed2" style:font-size-asian="10.5pt" style:language-asian="zxx" style:country-asian="none" style:font-name-complex="DejaVu Sans Condensed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C Generic Driver – Hardware</text:p>
      </style:header>
      <style:footer>
        <text:p text:style-name="MP2"><text:page-number text:select-page="current">8</text:page-number> 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7-29T09:46:31</meta:creation-date>
    <dc:date>2009-09-15T12:53:33</dc:date>
    <dc:language>en-GB</dc:language>
    <meta:editing-cycles>18</meta:editing-cycles>
    <meta:editing-duration>PT10H13M27S</meta:editing-duration>
    <meta:print-date>2009-09-15T11:19:12</meta:print-date>
    <meta:document-statistic meta:table-count="4" meta:image-count="0" meta:object-count="0" meta:page-count="8" meta:paragraph-count="207" meta:word-count="2108" meta:character-count="11247"/>
    <meta:user-defined meta:name="Info 1"/>
    <meta:user-defined meta:name="Info 2"/>
    <meta:user-defined meta:name="Info 3"/>
    <meta:user-defined meta:name="Info 4"/>
  </office:meta>
</office:document-meta>
</file>